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2 піддонів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1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92])" office:value-type="currency" office:currency="UAH" office:value="766989.95" calcext:value-type="currency">
            <text:p>766 990 грн.</text:p>
          </table:table-cell>
          <table:table-cell table:number-columns-repeated="1019"/>
        </table:table-row>
        <table:table-row table:style-name="ro2" table:number-rows-repeated="104848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.00.0000</text:date>, <text:time style:data-style-name="N2" text:time-value="08:13:32.971587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8-05T08:25:22.526686017</dc:date>
    <dc:creator>Віталій </dc:creator>
    <meta:editing-duration>PT1H42M10S</meta:editing-duration>
    <meta:editing-cycles>23</meta:editing-cycles>
    <meta:document-statistic meta:table-count="1" meta:cell-count="302" meta:object-count="0"/>
  </office:meta>
</office:document-meta>
</file>